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11.437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849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6.26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/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>
            <text:p/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TensorFlow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machine learning</text:p>
          </table:table-cell>
          <table:table-cell table:style-name="ce20" office:value-type="string" calcext:value-type="string">
            <text:p>https://www.tensorflow.org/api_docs/python/tf</text:p>
          </table:table-cell>
          <table:table-cell table:style-name="ce2" table:formula="of:=COM.MICROSOFT.CONCAT(&quot;[&quot;;[.B77];&quot;][&quot;;[.A77];&quot;]&quot;)" office:value-type="string" office:string-value="[TensorFlow][76]" calcext:value-type="string">
            <text:p>[TensorFlow][76]</text:p>
          </table:table-cell>
          <table:table-cell table:style-name="ce2" table:formula="of:=COM.MICROSOFT.CONCAT([.C7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7];&quot;&quot;)">
            <text:p/>
          </table:table-cell>
          <table:table-cell table:style-name="ce2" table:formula="of:=COM.MICROSOFT.CONCAT([.E77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77];&quot;]: &quot;;[.F77])" office:value-type="string" office:string-value="[76]: https://www.tensorflow.org/api_docs/python/tf" calcext:value-type="string">
            <text:p>[76]: https://www.tensorflow.org/api_docs/python/tf</text:p>
          </table:table-cell>
          <table:table-cell table:number-columns-repeated="101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er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deep learning</text:p>
          </table:table-cell>
          <table:table-cell table:style-name="ce20" office:value-type="string" calcext:value-type="string">
            <text:p>https://keras.io/api/</text:p>
          </table:table-cell>
          <table:table-cell table:style-name="ce2" table:formula="of:=COM.MICROSOFT.CONCAT(&quot;[&quot;;[.B78];&quot;][&quot;;[.A78];&quot;]&quot;)" office:value-type="string" office:string-value="[Keras][77]" calcext:value-type="string">
            <text:p>[Keras][77]</text:p>
          </table:table-cell>
          <table:table-cell table:style-name="ce2" table:formula="of:=COM.MICROSOFT.CONCAT([.C78]; &quot;&quot;)" office:value-type="string" office:string-value="Vector" calcext:value-type="string">
            <text:p>Vector</text:p>
          </table:table-cell>
          <table:table-cell table:style-name="ce2" table:formula="of:=COM.MICROSOFT.CONCAT([.D78];&quot;&quot;)">
            <text:p/>
          </table:table-cell>
          <table:table-cell table:style-name="ce2" table:formula="of:=COM.MICROSOFT.CONCAT([.E78];&quot;&quot;)" office:value-type="string" office:string-value="deep learning" calcext:value-type="string">
            <text:p>deep learning</text:p>
          </table:table-cell>
          <table:table-cell table:style-name="ce23" table:formula="of:=COM.MICROSOFT.CONCAT(&quot;[&quot;;[.A78];&quot;]: &quot;;[.F78])" office:value-type="string" office:string-value="[77]: https://keras.io/api/" calcext:value-type="string">
            <text:p>[77]: https://keras.io/api/</text:p>
          </table:table-cell>
          <table:table-cell table:number-columns-repeated="101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ugging Face</text:p>
          </table:table-cell>
          <table:table-cell table:style-name="ce2" office:value-type="string" calcext:value-type="string">
            <text:p>Semantics</text:p>
          </table:table-cell>
          <table:table-cell table:style-name="ce2"/>
          <table:table-cell table:style-name="ce2" office:value-type="string" calcext:value-type="string">
            <text:p>NLP</text:p>
          </table:table-cell>
          <table:table-cell table:style-name="ce20" office:value-type="string" calcext:value-type="string">
            <text:p>https://huggingface.co/</text:p>
          </table:table-cell>
          <table:table-cell table:style-name="ce2" table:formula="of:=COM.MICROSOFT.CONCAT(&quot;[&quot;;[.B79];&quot;][&quot;;[.A79];&quot;]&quot;)" office:value-type="string" office:string-value="[Hugging Face][78]" calcext:value-type="string">
            <text:p>[Hugging Face][78]</text:p>
          </table:table-cell>
          <table:table-cell table:style-name="ce2" table:formula="of:=COM.MICROSOFT.CONCAT([.C79]; &quot;&quot;)" office:value-type="string" office:string-value="Semantics" calcext:value-type="string">
            <text:p>Semantics</text:p>
          </table:table-cell>
          <table:table-cell table:style-name="ce2" table:formula="of:=COM.MICROSOFT.CONCAT([.D79];&quot;&quot;)">
            <text:p/>
          </table:table-cell>
          <table:table-cell table:style-name="ce2" table:formula="of:=COM.MICROSOFT.CONCAT([.E79];&quot;&quot;)" office:value-type="string" office:string-value="NLP" calcext:value-type="string">
            <text:p>NLP</text:p>
          </table:table-cell>
          <table:table-cell table:style-name="ce23" table:formula="of:=COM.MICROSOFT.CONCAT(&quot;[&quot;;[.A79];&quot;]: &quot;;[.F79])" office:value-type="string" office:string-value="[78]: https://huggingface.co/" calcext:value-type="string">
            <text:p>[78]: https://huggingface.co/</text:p>
          </table:table-cell>
          <table:table-cell table:number-columns-repeated="101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eoParquet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io</text:p>
          </table:table-cell>
          <table:table-cell table:style-name="ce20" office:value-type="string" calcext:value-type="string">
            <text:p>https://github.com/darcy-r/geoparquet-python</text:p>
          </table:table-cell>
          <table:table-cell table:style-name="ce2" table:formula="of:=COM.MICROSOFT.CONCAT(&quot;[&quot;;[.B80];&quot;][&quot;;[.A80];&quot;]&quot;)" office:value-type="string" office:string-value="[GeoParquet][79]" calcext:value-type="string">
            <text:p>[GeoParquet][79]</text:p>
          </table:table-cell>
          <table:table-cell table:style-name="ce2" table:formula="of:=COM.MICROSOFT.CONCAT([.C8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0];&quot;&quot;)">
            <text:p/>
          </table:table-cell>
          <table:table-cell table:style-name="ce2" table:formula="of:=COM.MICROSOFT.CONCAT([.E80];&quot;&quot;)" office:value-type="string" office:string-value="io" calcext:value-type="string">
            <text:p>io</text:p>
          </table:table-cell>
          <table:table-cell table:style-name="ce23" table:formula="of:=COM.MICROSOFT.CONCAT(&quot;[&quot;;[.A80];&quot;]: &quot;;[.F80])" office:value-type="string" office:string-value="[79]: https://github.com/darcy-r/geoparquet-python" calcext:value-type="string">
            <text:p>[79]: https://github.com/darcy-r/geoparquet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eoPySpark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raster processing</text:p>
          </table:table-cell>
          <table:table-cell table:style-name="ce20" office:value-type="string" calcext:value-type="string">
            <text:p>https://geopyspark.readthedocs.io/en/latest/</text:p>
          </table:table-cell>
          <table:table-cell table:style-name="ce2" table:formula="of:=COM.MICROSOFT.CONCAT(&quot;[&quot;;[.B81];&quot;][&quot;;[.A81];&quot;]&quot;)" office:value-type="string" office:string-value="[GeoPySpark][80]" calcext:value-type="string">
            <text:p>[GeoPySpark][80]</text:p>
          </table:table-cell>
          <table:table-cell table:style-name="ce2" table:formula="of:=COM.MICROSOFT.CONCAT([.C81]; &quot;&quot;)" office:value-type="string" office:string-value="Raster" calcext:value-type="string">
            <text:p>Raster</text:p>
          </table:table-cell>
          <table:table-cell table:style-name="ce2" table:formula="of:=COM.MICROSOFT.CONCAT([.D81];&quot;&quot;)">
            <text:p/>
          </table:table-cell>
          <table:table-cell table:style-name="ce2" table:formula="of:=COM.MICROSOFT.CONCAT([.E81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81];&quot;]: &quot;;[.F81])" office:value-type="string" office:string-value="[80]: https://geopyspark.readthedocs.io/en/latest/" calcext:value-type="string">
            <text:p>[80]: https://geopyspark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eoDjango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eb framework</text:p>
          </table:table-cell>
          <table:table-cell table:style-name="ce20" office:value-type="string" calcext:value-type="string">
            <text:p>https://docs.djangoproject.com/en/3.2/ref/contrib/gis/</text:p>
          </table:table-cell>
          <table:table-cell table:style-name="ce2" table:formula="of:=COM.MICROSOFT.CONCAT(&quot;[&quot;;[.B82];&quot;][&quot;;[.A82];&quot;]&quot;)" office:value-type="string" office:string-value="[GeoDjango][81]" calcext:value-type="string">
            <text:p>[GeoDjango][81]</text:p>
          </table:table-cell>
          <table:table-cell table:style-name="ce2" table:formula="of:=COM.MICROSOFT.CONCAT([.C82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2];&quot;&quot;)">
            <text:p/>
          </table:table-cell>
          <table:table-cell table:style-name="ce2" table:formula="of:=COM.MICROSOFT.CONCAT([.E82];&quot;&quot;)" office:value-type="string" office:string-value="web framework" calcext:value-type="string">
            <text:p>web framework</text:p>
          </table:table-cell>
          <table:table-cell table:style-name="ce23" table:formula="of:=COM.MICROSOFT.CONCAT(&quot;[&quot;;[.A82];&quot;]: &quot;;[.F82])" office:value-type="string" office:string-value="[81]: https://docs.djangoproject.com/en/3.2/ref/contrib/gis/" calcext:value-type="string">
            <text:p>[81]: https://docs.djangoproject.com/en/3.2/ref/contrib/gis/</text:p>
          </table:table-cell>
          <table:table-cell table:number-columns-repeated="101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7" office:value-type="string" calcext:value-type="string">
            <text:p>PyGIMLi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physics</text:p>
          </table:table-cell>
          <table:table-cell table:style-name="ce20" office:value-type="string" calcext:value-type="string">
            <text:p>https://www.pygimli.org/documentation.html</text:p>
          </table:table-cell>
          <table:table-cell table:style-name="ce2" table:formula="of:=COM.MICROSOFT.CONCAT(&quot;[&quot;;[.B83];&quot;][&quot;;[.A83];&quot;]&quot;)" office:value-type="string" office:string-value="[PyGIMLi][82]" calcext:value-type="string">
            <text:p>[PyGIMLi][82]</text:p>
          </table:table-cell>
          <table:table-cell table:style-name="ce2" table:formula="of:=COM.MICROSOFT.CONCAT([.C8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3];&quot;&quot;)">
            <text:p/>
          </table:table-cell>
          <table:table-cell table:style-name="ce2" table:formula="of:=COM.MICROSOFT.CONCAT([.E83];&quot;&quot;)" office:value-type="string" office:string-value="geophysics" calcext:value-type="string">
            <text:p>geophysics</text:p>
          </table:table-cell>
          <table:table-cell table:style-name="ce23" table:formula="of:=COM.MICROSOFT.CONCAT(&quot;[&quot;;[.A83];&quot;]: &quot;;[.F83])" office:value-type="string" office:string-value="[82]: https://www.pygimli.org/documentation.html" calcext:value-type="string">
            <text:p>[82]: https://www.pygimli.org/documentati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yNIO</text:p>
          </table:table-cell>
          <table:table-cell table:style-name="ce2" office:value-type="string" calcext:value-type="string">
            <text:p>Vector &amp; Raster</text:p>
          </table:table-cell>
          <table:table-cell table:style-name="ce21"/>
          <table:table-cell table:style-name="ce2" office:value-type="string" calcext:value-type="string">
            <text:p>climate weather</text:p>
          </table:table-cell>
          <table:table-cell table:style-name="ce20" office:value-type="string" calcext:value-type="string">
            <text:p>https://www.pyngl.ucar.edu/Nio.shtml</text:p>
          </table:table-cell>
          <table:table-cell table:style-name="ce2" table:formula="of:=COM.MICROSOFT.CONCAT(&quot;[&quot;;[.B84];&quot;][&quot;;[.A84];&quot;]&quot;)" office:value-type="string" office:string-value="[PyNIO][83]" calcext:value-type="string">
            <text:p>[PyNIO][83]</text:p>
          </table:table-cell>
          <table:table-cell table:style-name="ce2" table:formula="of:=COM.MICROSOFT.CONCAT([.C8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4];&quot;&quot;)">
            <text:p/>
          </table:table-cell>
          <table:table-cell table:style-name="ce2" table:formula="of:=COM.MICROSOFT.CONCAT([.E84];&quot;&quot;)" office:value-type="string" office:string-value="climate weather" calcext:value-type="string">
            <text:p>climate weather</text:p>
          </table:table-cell>
          <table:table-cell table:style-name="ce23" table:formula="of:=COM.MICROSOFT.CONCAT(&quot;[&quot;;[.A84];&quot;]: &quot;;[.F84])" office:value-type="string" office:string-value="[83]: https://www.pyngl.ucar.edu/Nio.shtml" calcext:value-type="string">
            <text:p>[83]: https://www.pyngl.ucar.edu/Nio.shtml</text:p>
          </table:table-cell>
          <table:table-cell table:number-columns-repeated="101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WSLib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wmts</text:p>
          </table:table-cell>
          <table:table-cell table:style-name="ce20" office:value-type="string" calcext:value-type="string">
            <text:p><text:a xlink:href="https://owslib.readthedocs.io/en/latest/" xlink:type="simple">https://owslib.readthedocs.io/en/latest/</text:a></text:p>
          </table:table-cell>
          <table:table-cell table:style-name="ce2" table:formula="of:=COM.MICROSOFT.CONCAT(&quot;[&quot;;[.B85];&quot;][&quot;;[.A85];&quot;]&quot;)" office:value-type="string" office:string-value="[OWSLib][84]" calcext:value-type="string">
            <text:p>[OWSLib][84]</text:p>
          </table:table-cell>
          <table:table-cell table:style-name="ce2" table:formula="of:=COM.MICROSOFT.CONCAT([.C8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5];&quot;&quot;)">
            <text:p/>
          </table:table-cell>
          <table:table-cell table:style-name="ce2" table:formula="of:=COM.MICROSOFT.CONCAT([.E85];&quot;&quot;)" office:value-type="string" office:string-value="wms wfs wmts" calcext:value-type="string">
            <text:p>wms wfs wmts</text:p>
          </table:table-cell>
          <table:table-cell table:style-name="ce23" table:formula="of:=COM.MICROSOFT.CONCAT(&quot;[&quot;;[.A85];&quot;]: &quot;;[.F85])" office:value-type="string" office:string-value="[84]: https://owslib.readthedocs.io/en/latest/" calcext:value-type="string">
            <text:p>[84]: https://owslib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yOGC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feature</text:p>
          </table:table-cell>
          <table:table-cell table:style-name="ce20" office:value-type="string" calcext:value-type="string">
            <text:p>https://github.com/RyanWalker277/PyOGC</text:p>
          </table:table-cell>
          <table:table-cell table:style-name="ce2" table:formula="of:=COM.MICROSOFT.CONCAT(&quot;[&quot;;[.B86];&quot;][&quot;;[.A86];&quot;]&quot;)" office:value-type="string" office:string-value="[PyOGC][85]" calcext:value-type="string">
            <text:p>[PyOGC][85]</text:p>
          </table:table-cell>
          <table:table-cell table:style-name="ce2" table:formula="of:=COM.MICROSOFT.CONCAT([.C8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6];&quot;&quot;)">
            <text:p/>
          </table:table-cell>
          <table:table-cell table:style-name="ce2" table:formula="of:=COM.MICROSOFT.CONCAT([.E86];&quot;&quot;)" office:value-type="string" office:string-value="wms wfs feature" calcext:value-type="string">
            <text:p>wms wfs feature</text:p>
          </table:table-cell>
          <table:table-cell table:style-name="ce23" table:formula="of:=COM.MICROSOFT.CONCAT(&quot;[&quot;;[.A86];&quot;]: &quot;;[.F86])" office:value-type="string" office:string-value="[85]: https://github.com/RyanWalker277/PyOGC" calcext:value-type="string">
            <text:p>[85]: https://github.com/RyanWalker277/PyOGC</text:p>
          </table:table-cell>
          <table:table-cell table:number-columns-repeated="101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lotly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wms wmts xyz</text:p>
          </table:table-cell>
          <table:table-cell table:style-name="ce20" office:value-type="string" calcext:value-type="string">
            <text:p>https://plotly.com/python/</text:p>
          </table:table-cell>
          <table:table-cell table:style-name="ce2" table:formula="of:=COM.MICROSOFT.CONCAT(&quot;[&quot;;[.B87];&quot;][&quot;;[.A87];&quot;]&quot;)" office:value-type="string" office:string-value="[Plotly][86]" calcext:value-type="string">
            <text:p>[Plotly][86]</text:p>
          </table:table-cell>
          <table:table-cell table:style-name="ce2" table:formula="of:=COM.MICROSOFT.CONCAT([.C87]; &quot;&quot;)" office:value-type="string" office:string-value="Raster" calcext:value-type="string">
            <text:p>Raster</text:p>
          </table:table-cell>
          <table:table-cell table:style-name="ce2" table:formula="of:=COM.MICROSOFT.CONCAT([.D87];&quot;&quot;)">
            <text:p/>
          </table:table-cell>
          <table:table-cell table:style-name="ce2" table:formula="of:=COM.MICROSOFT.CONCAT([.E87];&quot;&quot;)" office:value-type="string" office:string-value="wms wmts xyz" calcext:value-type="string">
            <text:p>wms wmts xyz</text:p>
          </table:table-cell>
          <table:table-cell table:style-name="ce23" table:formula="of:=COM.MICROSOFT.CONCAT(&quot;[&quot;;[.A87];&quot;]: &quot;;[.F87])" office:value-type="string" office:string-value="[86]: https://plotly.com/python/" calcext:value-type="string">
            <text:p>[86]: https://plotly.com/python/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yDeck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map geojson 3D</text:p>
          </table:table-cell>
          <table:table-cell office:value-type="string" calcext:value-type="string">
            <text:p>https://deckgl.readthedocs.io/en/latest/index.html</text:p>
          </table:table-cell>
          <table:table-cell table:style-name="ce2" table:formula="of:=COM.MICROSOFT.CONCAT(&quot;[&quot;;[.B88];&quot;][&quot;;[.A88];&quot;]&quot;)" office:value-type="string" office:string-value="[pyDeck][87]" calcext:value-type="string">
            <text:p>[pyDeck][87]</text:p>
          </table:table-cell>
          <table:table-cell table:style-name="ce2" table:formula="of:=COM.MICROSOFT.CONCAT([.C8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8];&quot;&quot;)">
            <text:p/>
          </table:table-cell>
          <table:table-cell table:style-name="ce2" table:formula="of:=COM.MICROSOFT.CONCAT([.E88];&quot;&quot;)" office:value-type="string" office:string-value="map geojson 3D" calcext:value-type="string">
            <text:p>map geojson 3D</text:p>
          </table:table-cell>
          <table:table-cell table:style-name="ce23" table:formula="of:=COM.MICROSOFT.CONCAT(&quot;[&quot;;[.A88];&quot;]: &quot;;[.F88])" office:value-type="string" office:string-value="[87]: https://deckgl.readthedocs.io/en/latest/index.html" calcext:value-type="string">
            <text:p>[87]: https://deckgl.readthedocs.io/en/latest/index.html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srm-py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outing</text:p>
          </table:table-cell>
          <table:table-cell office:value-type="string" calcext:value-type="string">
            <text:p>https://github.com/gojuno/osrm-py</text:p>
          </table:table-cell>
          <table:table-cell table:style-name="ce2" table:formula="of:=COM.MICROSOFT.CONCAT(&quot;[&quot;;[.B89];&quot;][&quot;;[.A89];&quot;]&quot;)" office:value-type="string" office:string-value="[Osrm-py][88]" calcext:value-type="string">
            <text:p>[Osrm-py][88]</text:p>
          </table:table-cell>
          <table:table-cell table:style-name="ce2" table:formula="of:=COM.MICROSOFT.CONCAT([.C89]; &quot;&quot;)" office:value-type="string" office:string-value="Vector" calcext:value-type="string">
            <text:p>Vector</text:p>
          </table:table-cell>
          <table:table-cell table:style-name="ce2" table:formula="of:=COM.MICROSOFT.CONCAT([.D89];&quot;&quot;)">
            <text:p/>
          </table:table-cell>
          <table:table-cell table:style-name="ce2" table:formula="of:=COM.MICROSOFT.CONCAT([.E89];&quot;&quot;)" office:value-type="string" office:string-value="routing" calcext:value-type="string">
            <text:p>routing</text:p>
          </table:table-cell>
          <table:table-cell table:style-name="ce23" table:formula="of:=COM.MICROSOFT.CONCAT(&quot;[&quot;;[.A89];&quot;]: &quot;;[.F89])" office:value-type="string" office:string-value="[88]: https://github.com/gojuno/osrm-py" calcext:value-type="string">
            <text:p>[88]: https://github.com/gojuno/osrm-py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ylode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ontology</text:p>
          </table:table-cell>
          <table:table-cell office:value-type="string" calcext:value-type="string">
            <text:p><text:a xlink:href="https://pypi.org/project/pylode/" xlink:type="simple">https://pypi.org/project/pylode/</text:a></text:p>
          </table:table-cell>
          <table:table-cell table:style-name="ce2" table:formula="of:=COM.MICROSOFT.CONCAT(&quot;[&quot;;[.B90];&quot;][&quot;;[.A90];&quot;]&quot;)" office:value-type="string" office:string-value="[pylode][89]" calcext:value-type="string">
            <text:p>[pylode][89]</text:p>
          </table:table-cell>
          <table:table-cell table:style-name="ce2" table:formula="of:=COM.MICROSOFT.CONCAT([.C90]; &quot;&quot;)" office:value-type="string" office:string-value="Vector" calcext:value-type="string">
            <text:p>Vector</text:p>
          </table:table-cell>
          <table:table-cell table:style-name="ce2" table:formula="of:=COM.MICROSOFT.CONCAT([.D90];&quot;&quot;)">
            <text:p/>
          </table:table-cell>
          <table:table-cell table:style-name="ce2" table:formula="of:=COM.MICROSOFT.CONCAT([.E90];&quot;&quot;)" office:value-type="string" office:string-value="ontology" calcext:value-type="string">
            <text:p>ontology</text:p>
          </table:table-cell>
          <table:table-cell table:style-name="ce23" table:formula="of:=COM.MICROSOFT.CONCAT(&quot;[&quot;;[.A90];&quot;]: &quot;;[.F90])" office:value-type="string" office:string-value="[89]: https://pypi.org/project/pylode/" calcext:value-type="string">
            <text:p>[89]: https://pypi.org/project/pylode/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ytdml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AI, training, learning</text:p>
          </table:table-cell>
          <table:table-cell office:value-type="string" calcext:value-type="string">
            <text:p>https://github.com/TrainingDML/pytdml</text:p>
          </table:table-cell>
          <table:table-cell table:style-name="ce2" table:formula="of:=COM.MICROSOFT.CONCAT(&quot;[&quot;;[.B91];&quot;][&quot;;[.A91];&quot;]&quot;)" office:value-type="string" office:string-value="[pytdml][90]" calcext:value-type="string">
            <text:p>[pytdml][90]</text:p>
          </table:table-cell>
          <table:table-cell table:style-name="ce2" table:formula="of:=COM.MICROSOFT.CONCAT([.C9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91];&quot;&quot;)">
            <text:p/>
          </table:table-cell>
          <table:table-cell table:style-name="ce2" table:formula="of:=COM.MICROSOFT.CONCAT([.E91];&quot;&quot;)" office:value-type="string" office:string-value="AI, training, learning" calcext:value-type="string">
            <text:p>AI, training, learning</text:p>
          </table:table-cell>
          <table:table-cell table:style-name="ce23" table:formula="of:=COM.MICROSOFT.CONCAT(&quot;[&quot;;[.A91];&quot;]: &quot;;[.F91])" office:value-type="string" office:string-value="[90]: https://github.com/TrainingDML/pytdml" calcext:value-type="string">
            <text:p>[90]: https://github.com/TrainingDML/pytdml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esridump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shp, geojson, esri</text:p>
          </table:table-cell>
          <table:table-cell office:value-type="string" calcext:value-type="string">
            <text:p>https://github.com/openaddresses/pyesridump</text:p>
          </table:table-cell>
          <table:table-cell table:style-name="ce2" table:formula="of:=COM.MICROSOFT.CONCAT(&quot;[&quot;;[.B92];&quot;][&quot;;[.A92];&quot;]&quot;)" office:value-type="string" office:string-value="[esridump][91]" calcext:value-type="string">
            <text:p>[esridump][91]</text:p>
          </table:table-cell>
          <table:table-cell table:style-name="ce2" table:formula="of:=COM.MICROSOFT.CONCAT([.C92]; &quot;&quot;)" office:value-type="string" office:string-value="Vector" calcext:value-type="string">
            <text:p>Vector</text:p>
          </table:table-cell>
          <table:table-cell table:style-name="ce2" table:formula="of:=COM.MICROSOFT.CONCAT([.D92];&quot;&quot;)">
            <text:p/>
          </table:table-cell>
          <table:table-cell table:style-name="ce2" table:formula="of:=COM.MICROSOFT.CONCAT([.E92];&quot;&quot;)" office:value-type="string" office:string-value="shp, geojson, esri" calcext:value-type="string">
            <text:p>shp, geojson, esri</text:p>
          </table:table-cell>
          <table:table-cell table:style-name="ce23" table:formula="of:=COM.MICROSOFT.CONCAT(&quot;[&quot;;[.A92];&quot;]: &quot;;[.F92])" office:value-type="string" office:string-value="[91]: https://github.com/openaddresses/pyesridump" calcext:value-type="string">
            <text:p>[91]: https://github.com/openaddresses/pyesridump</text:p>
          </table:table-cell>
          <table:table-cell table:number-columns-repeated="101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4-02-23T10:11:07.851648696</dc:date>
    <dc:creator>Murat Kendir</dc:creator>
    <meta:editing-duration>PT2H13M48S</meta:editing-duration>
    <meta:editing-cycles>15</meta:editing-cycles>
    <meta:generator>LibreOffice/7.3.7.2$Linux_X86_64 LibreOffice_project/30$Build-2</meta:generator>
    <meta:document-statistic meta:table-count="1" meta:cell-count="926" meta:object-count="0"/>
  </office:meta>
</office:document-meta>
</file>